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Titre2" style:family="paragraph">
      <style:paragraph-properties fo:text-align="justify"/>
    </style:style>
    <style:style style:name="P3" style:parent-style-name="Textbody" style:family="paragraph">
      <style:paragraph-properties fo:text-align="justify"/>
    </style:style>
    <style:style style:name="T4" style:parent-style-name="Policepardéfaut" style:family="text">
      <style:text-properties style:text-position="super 66.6%"/>
    </style:style>
    <style:style style:name="P5" style:parent-style-name="Titre2"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itre2" style:family="paragraph">
      <style:paragraph-properties fo:text-align="justify"/>
    </style:style>
    <style:style style:name="P10" style:parent-style-name="Textbody" style:family="paragraph">
      <style:paragraph-properties fo:text-align="justify"/>
    </style:style>
    <style:style style:name="P11" style:parent-style-name="Titre2" style:family="paragraph">
      <style:paragraph-properties fo:text-align="justify"/>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itre2"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extbody" style:family="paragraph">
      <style:paragraph-properties fo:text-align="justify"/>
    </style:style>
    <style:style style:name="P30" style:parent-style-name="Textbody" style:family="paragraph">
      <style:paragraph-properties fo:text-align="justify"/>
    </style:style>
    <style:style style:name="P31" style:parent-style-name="Titre2"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Textbody" style:family="paragraph">
      <style:paragraph-properties fo:text-align="justify"/>
    </style:style>
    <style:style style:name="P40" style:parent-style-name="Textbody" style:family="paragraph">
      <style:paragraph-properties fo:text-align="justify"/>
    </style:style>
    <style:style style:name="P41" style:parent-style-name="Textbody" style:family="paragraph">
      <style:paragraph-properties fo:text-align="justify"/>
    </style:style>
    <style:style style:name="P42" style:parent-style-name="Textbody" style:family="paragraph">
      <style:paragraph-properties fo:text-align="justify"/>
    </style:style>
    <style:style style:name="P43" style:parent-style-name="Textbody" style:family="paragraph">
      <style:paragraph-properties fo:text-align="justify"/>
    </style:style>
    <style:style style:name="P44" style:parent-style-name="Textbody"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itre2" style:family="paragraph">
      <style:paragraph-properties fo:text-align="justify"/>
    </style:style>
    <style:style style:name="P49" style:parent-style-name="Textbody" style:family="paragraph">
      <style:paragraph-properties fo:text-align="justify"/>
    </style:style>
    <style:style style:name="P50" style:parent-style-name="Textbody"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office:automatic-styles>
  <office:body>
    <office:text text:use-soft-page-breaks="true">
      <text:p text:style-name="P1">Who am I</text:p>
      <text:h text:style-name="P2" text:outline-level="2">Introduction</text:h>
      <text:p text:style-name="P3">To begin I will talk a bit about me. I’m Sacré Christopher. I was born the 25<text:span text:style-name="T4">th</text:span><text:s/>July 1997.</text:p>
      <text:h text:style-name="P5" text:outline-level="2">Family Origins</text:h>
      <text:p text:style-name="P6">My family came from Belgium. It is a bit more<text:s/>complicated, our family came from Wallonia (From the side of my grandfather), from Flanders (From the side of my grandmother) and from Brussels (From the side of my father). With time, a part of our family is gone in Spain and another in North-America. Although we don’t have any news from the American side of our family, we are in touch with the Spanish side of our family. Sometimes they even come to Belgium and in counterpart, we travel to Spain from time to times.</text:p>
      <text:p text:style-name="P7">The mother tongue of our family is French. But due to the living places of some of our family members some of us are also able to talk in Dutch, Spanish and English.</text:p>
      <text:p text:style-name="P8">To be honest I don’t know much about my father’s family. So, when I will mention “My Family” I will most of the time talk about my<text:s/>mother’s family.</text:p>
      <text:h text:style-name="P9" text:outline-level="2">Last name signification</text:h>
      <text:p text:style-name="P10">Our family name “Sacré” is mostly spread in Belgium (and a bit in France) and came from the French words “consacré” and “baptisé”.</text:p>
      <text:h text:style-name="P11" text:outline-level="2">Education</text:h>
      <text:p text:style-name="P12">There is not much to say about my elementary school, so I don’t want to disturb you with this part of my education.</text:p>
      <text:p text:style-name="P13">About my secondary school there is a bit more to say. I attend to the “Insitut Marie Immaculée Montjoie”. It was a small school in “Anderlecht” (and more precisely near Bizet square).</text:p>
      <text:p text:style-name="P14">There I have attended to the Math-Sciences division. I also follow Dutch immersion lessons during those six years (This means that a third of my lessons where in Dutch).</text:p>
      <text:p text:style-name="P15">In this division I had four hours per week dedicated to learning English. With this lesson I learned the basics of English such as introducing myself, speaking about food, talking about the history of the United Kingdom and writing a resume.</text:p>
      <text:p text:style-name="P16">High school was a boring part of my life. Of course, some lessons woke up some interested in me. During High School I had a passion for History (And for world war I and for world war II). But most of the courses don’t interested me and the days were long.</text:p>
      <text:p text:style-name="P17">But everything went fine and after six years in this school I have got my degree. Then came the big question: which studies to choose? Due to my lack of interest at High School I don’t wanted to continue<text:s/><text:soft-page-break/>in Math or in Science. Like I’ve said I liked History, but it was more a passion than a studies option. Then I remembered me the time passed to juggle with wire and with hardware pieces from my childhood and I choose to interest me about computer science.</text:p>
      <text:p text:style-name="P18">So, I went to the SIEP, I went to the open doors of each school which had a computer science division. <text:s/>At the end the most attractive was the “Institut Paul Lambin”. I don’t want to<text:s/>go the University because Masters don’t interest me, I choose to have the opportunity to end my studies after three years if I wanted. I don’t want to be stuck in a five-year study.</text:p>
      <text:p text:style-name="P19">I begin at the “Insitut Paul Lambin” in September 2015. At the begin it was difficult, I had never done programming before the IPL and I had to catch up my lateness. But months after months things were better, programming became at important part of my life. In fact, Computer Science woke up the passion inside of me.</text:p>
      <text:p text:style-name="P20">To be honest I don’t hate many of the IPL’s lessons. I found each part of this formation useful and mandatory to be a programmer. Even if some lessons are more course of general culture they are in fact interesting.</text:p>
      <text:p text:style-name="P21">If I had to choose one or two lessons to be my favorite. I will surly choose the courses within we can develop an application such as the “Projet d’Application d’Entreprise” course of previous year and the one of “Développement Web” of this year. With those courses I found that we can develop our self and<text:s/>learn many things (such as team working, new technologies learning, ...). We also can meet new people due to the obligation of working in team.</text:p>
      <text:p text:style-name="P22">In fact, those courses let us a bunch of liberty and of creativity. They push us into our last entrenchments<text:s/>and ask us to break our limits. They teach us how to work independently and how a real application is developed.</text:p>
      <text:h text:style-name="P23" text:outline-level="2">Internship</text:h>
      <text:p text:style-name="P24">For my internship, I will go to EASI. EASI is a medium sized company specialized in the development of Accounting programs and Mobile APP. The central seat of EASI is based near Nivelles. I met them at the 2016 Business Day of the IPL.<text:s/></text:p>
      <text:p text:style-name="P25">In fact, our first meeting was about the internship of the second year (It was an internship of two days during which we had to look and to learn how to work in a company, how works a company, what is the structure of a company, and a bunch of other things. Then we had to introduce our classmate about what we had seen/ learned).<text:s/></text:p>
      <text:p text:style-name="P26">So EASI was one of my goals for the internship of the second year. Unfortunately, due to the lack of time (EASI had only two months to made up the internship), the internship at EASI was not possible. After that I stay in touch with the HR employee who tried to give me this internship.</text:p>
      <text:p text:style-name="P27">Begin September I called him to see if a bigger internship was possible within the EASI’s offices. After a small phone talk, I was invited to pass a job interview to see if my drawbacks and my qualities were in<text:s/><text:soft-page-break/>adequacy with those of EASI. After this interview I take two tests to see if I was a good<text:s/>applicant for EASI.</text:p>
      <text:p text:style-name="P28">One week later, I had an interview (this time with the project manager) to see which project interest me the most. We also talk a bit about which programming languages I liked, about how are the courses at IPL and about how I see my career inside EASI or in another company.<text:s/></text:p>
      <text:p text:style-name="P29">At the end of this interview, the internship’s programming language was determined: my internship will be in C# (a Microsoft programming language). I will adapt one of their java program in an Office SharePoint plugin. Due to my inexperience in C# (I only have a course of two hours a week) the learning of C# will be one of my internship objective.<text:s/></text:p>
      <text:p text:style-name="P30">Even if we know in broad outlines the internship’s subject, EASI needs to choose on witch part of the projects I will be<text:s/>working. They are a bunch of plugins to adapt and due to that they must discuss on which plugin I will be working (Not a too easy one, not a too hard one, …). So, I’m now waiting from hearing from theirs to sign my internship proposal.</text:p>
      <text:h text:style-name="P31" text:outline-level="2">Hobbies</text:h>
      <text:p text:style-name="P32">So, to talk a bit about my hobbies. I will begin with one of my extracurricular activities I had during elementary school. During elementary school so, I went to “L’école des arts d’Anderlecht” within I learned to draw, to paint, to sculpt, …<text:s/></text:p>
      <text:p text:style-name="P33"/>
      <text:p text:style-name="P34">I was in the multidisciplinary course and due to that I learned many ways to express my creativity. My favorites ones were drawing with pencils (I liked drawing landscapes, still life, …). And I was comfortable with motionless things.<text:s/></text:p>
      <text:p text:style-name="P35"/>
      <text:p text:style-name="P36">I was a bit more uncomfortable with portraits and with sculpting. In fact, you can ask yourself why I stayed in a multidisciplinary course if I liked drawing so much. It was due to the feeling of freedom that went with this course. I didn’t want to be stuck and to draw landscapes after landscapes. With this course, I learned new things at each lesson, I discover new ways of express myself and to enlarge my backgrounds about art.</text:p>
      <text:p text:style-name="P37"/>
      <text:p text:style-name="P38">I stop to go to those lessons when I was fifteen (After 8 years in that school). I have tested a bit of everything and my lessons at school began to take me time, so I rearrange my priorities.<text:s/></text:p>
      <text:p text:style-name="P39"/>
      <text:p text:style-name="P40">After that, I began to do a bit of sports. It was not a choice but an obligation. I explain myself during my years at IMMI I was in Dutch immersion. Due to my difficulties with<text:s/>Dutch and my drop of points. I was advised / forced to do an extracurricular activity in Dutch. So, my parents inscribe me to a judo club.</text:p>
      <text:p text:style-name="P41"/>
      <text:p text:style-name="P42">Even if I had no choice those lessons were funny and allow me to spend myself. I learned a lot at this judo club and<text:s/>for the first time of my live I found that sport isn’t that bad. I got my orange belt at this club. I sure will go further if I didn’t have an accident two years later. Me and my opponent felt badly, and my head was between the ground and my opponent. I had nothing broken after that, but I passed out for a few seconds. Now my hands are sometimes shaking due to this accident.</text:p>
      <text:soft-page-break/>
      <text:p text:style-name="P43">Since last year I do another sport with one of my classmate: climbing. We are doing this at the “Centre sportif de Woluwe” all Thursdays.<text:s/></text:p>
      <text:p text:style-name="P44">One of my another passion is hiking. With my family with usually go in vacations near mountains to go to the top of them. I also walk my dog almost every evening and I like to go in forest to spend myself a bit.<text:s/></text:p>
      <text:p text:style-name="P45">To speak about another part of my extracurricular activities, I was in the Red Cross of Belgium from 2013 to 2015. In fact, I’m in the “Croix Rouge Jeunesse” since I<text:s/>was ten.</text:p>
      <text:p text:style-name="P46">One Saturday per month, I learned first aid and how to help peoples when they are injured. The members of this youth movement are like my own family now and I met many people thanks to this activity. I can say without hesitation that this activity made a part of me.</text:p>
      <text:p text:style-name="P47">I leave the Red Cross when I attend to the courses of IPL. I didn’t<text:s/>have<text:s/>the time to go to the Red Cross and to study. So, I had to do a choice and I choose my future.<text:s/>But even if I left the Red Cross, I’m still a member of the “Croix Rouge Jeunesse”.</text:p>
      <text:h text:style-name="P48" text:outline-level="2">Me</text:h>
      <text:p text:style-name="P49">Now, I will talk a bit about me. In fact, I will talk about my advantages and my drawbacks, in other words about my personality.</text:p>
      <text:p text:style-name="P50">To begin most of my friends say about me that I’m someone thoughtful. With my baggage at the Red Cross I have the habit to help people in need and to pay attention to the needs and feelings of others. In fact, most of the times I can’t see the bad side of things and that make of me someone a bit credulous. For me there is always a good side in a person and in each situation.</text:p>
      <text:p text:style-name="P51">I’m also pensive. I have always something to think (A new idea of drawing, a new functionality to add to one of my program under development and I’m not talking about all small aspect of the everyday life). Due to this part of me I’m not someone realistic or reasonable. For me the everyday life is like an adventure that begin every morning and that ends every night.<text:s/></text:p>
      <text:p text:style-name="P52">Then I found myself as someone shy. I don’t easily talk to strangers and even if I’m most of the time I’m someone forceful the company of others tend to calm me down. Well, this is true only with strangers, with my friends I can barely say that I’m someone easy-going.<text:s/>Even if I’m nervous in company of others I’m someone who is fond of being with my friends. I don’t like<text:s/>to stay at home. I like to be with other people and to do things after things. Well sometimes I also like a peaceful day in which I can spend myself but for me the best moments must be shared with other people (Not only friend but also family, …).<text:s/></text:p>
      <text:p text:style-name="P53">In most cases I’m someone calm. I tend to go unnoticed. I’m not someone who want to be under the projectors. But another part of me is that I’m<text:s/>someone<text:s/>cheerful and most of the time in good spirits. I can’t say that I’m always good-tempered<text:s/>because anyone have bad<text:s/>days,<text:s/>but it happened very rarely and most of the time I tend to don’t show it and to be at least<text:s/>an even-tempered person.</text:p>
      <text:soft-page-break/>
      <text:p text:style-name="P54">Another big part of me is my stubborn side.<text:s/>When I begin<text:s/>something,<text:s/>I<text:s/>must<text:s/>finish it. This thing<text:s/>obsesses<text:s/>my mind and<text:s/>my thoughts. For now, we are developing a program for our course of web Development and well I can’t take off this program of my head. In fact, I have the will to succeed what I’m beginning. But even if I want to finish<text:s/>it,<text:s/>I will apply myself to do it.</text:p>
      <text:p text:style-name="P55">I also have almost no stress resistance. Well that doesn’t that I panic in each situation but that I take each problem, each situation very seriously. Like with my stubborn side each problem is stuck in my mind and strongly impact me. So, we can say of me that I’m someone touchy. Not with the sense that I’m easily made angry but more with the sense that each situation touches me to the heart.<text:s/></text:p>
      <text:p text:style-name="P56">It is often say of me that I’m someone lively. I don’t know if I can make people laugh but I joke most of the times. I’m sometimes a bit wild but this doesn’t mean that I’m turbulent or that I have an unsuitable behavior. I found that laughing is important for many things it helps to cut us a bit of our current problems, … People found in me someone dynamic, but I don’t agree, I found like I said that I’m just someone happy, nothing more.</text:p>
      <text:p text:style-name="P57">In fact, even if I’m forceful and stubborn, I’m lacking self-confidence. I’m always afraid to do things wrong and to mess things up. For this<text:s/>reason,<text:s/>I don’t go easily in front of a crowd and I’m afraid to present something in front of my own classmates.<text:s/>Due to my lacking in self-confidence and my shyness, I really don’t easily open myself to other people. If I’m with a group of persons I never met I will remain behind to avoid talking to others.</text:p>
      <text:p text:style-name="P58">Then I’m also someone witty. I believe in no religion but to be honest I believe in reincarnation and a bit in spiritism.<text:s/>I believe that all stories have a part of true even those who are unbelievable.<text:s/>For instance, until I was twelve I wait for my letter for Hogwarts, but she never come.<text:s/>Well I think I’m definitely a muggle.<text:s/><text:s/></text:p>
      <text:p text:style-name="P59"><text:s/>I don’t know if I can put this as one of my defaults, but I have hearing problems. Even if it is not a personal trait that makes a part of me. Because of that it is more difficult for me to hear new languages, I don’t hear correctly the pronunciation, … I have difficulties in the everyday life to talk to other people and due to that I began to be shy. The other one thinking that I was joking or that I create this problem from scratch. Well I speak about of a minority of course.<text:s/>Another consequence is that I sometimes don’t understand fully what other people are talking about and thus I can’t participate to their conversation. But thanks to this problem noise pollution is for me only a concept.<text:s/><text:s/></text:p>
      <text:p text:style-name="P6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7" style:display-name="Titre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re8" style:display-name="Titre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re9" style:display-name="Titre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opher Sacre</dc:creator>
    <meta:creation-date>2017-10-27T10:20:00Z</meta:creation-date>
    <dc:date>2017-11-07T16:32:00Z</dc:date>
    <meta:template xlink:href="Normal.dotm" xlink:type="simple"/>
    <meta:editing-cycles>5</meta:editing-cycles>
    <meta:editing-duration>PT17280S</meta:editing-duration>
    <meta:document-statistic meta:page-count="5" meta:paragraph-count="27" meta:word-count="2133" meta:character-count="13838" meta:row-count="97" meta:non-whitespace-character-count="11732"/>
  </office:meta>
</office:document-meta>
</file>